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664fc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664fc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135a0a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3999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664f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1573a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1664fc" style:font-size-asian="12pt" style:font-weight-asian="bold" style:font-size-complex="12pt" style:font-weight-complex="bold"/>
    </style:style>
    <style:style style:name="T1" style:family="text">
      <style:text-properties fo:font-weight="bold" officeooo:rsid="00135a0a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officeooo:rsid="00139999"/>
    </style:style>
    <style:style style:name="T5" style:family="text">
      <style:text-properties officeooo:rsid="00141330"/>
    </style:style>
    <style:style style:name="T6" style:family="text">
      <style:text-properties officeooo:rsid="001573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<text:span text:style-name="T2">arte I Introdução à programação</text:span></text:p>
      <text:p text:style-name="P2"><text:line-break/><text:span text:style-name="T3">Capítulo</text:span> 1 Introdução<text:line-break/>Como o livro está estruturado</text:p>
      <text:p text:style-name="P3">O fim do jogo primeiro<text:line-break/>Você não está sozinho<text:line-break/>A vantagem de ser autodidata<text:line-break/>Porque você deve programar</text:p>
      <text:p text:style-name="P4">Não desista<text:line-break/>Como este livro está formatado<text:line-break/>Tecnologias usadas no livro<text:line-break/>Vocabulário<text:line-break/>Desafio<text:line-break/><text:span text:style-name="T4">C</text:span><text:span text:style-name="T3">apítulo</text:span> 2 Começando<text:line-break/>O que é programar<text:line-break/>O que é Python<text:line-break/>Instalação do Python<text:line-break/>Solução de problemas<text:line-break/>Shell interativo<text:line-break/>Salvando programas<text:line-break/>Execução de exemplos de programas<text:line-break/>Vocabulário<text:line-break/>Desafio<text:line-break/><text:span text:style-name="T3">Capítulo</text:span> 3 Introdução à programação<text:line-break/>Exemplos<text:line-break/>Comentários<text:line-break/>Exibição<text:line-break/>Linhas<text:line-break/>Palavras-chave<text:line-break/>Espaçamento<text:line-break/>Tipos de dados<text:line-break/>Constantes e variáveis<text:line-break/>Sintaxe<text:line-break/>Erros e exceções<text:line-break/>Operadores aritméticos<text:line-break/>Operadores de comparação<text:line-break/>Operadores lógicos<text:line-break/>Instruções condicionais<text:line-break/>Instruções<text:line-break/>Vocabulário<text:line-break/>Desafios<text:line-break/><text:span text:style-name="T3">Capítulo</text:span> 4 Funções<text:line-break/>Representação de conceitos<text:line-break/>Funções<text:line-break/>Definição de funções<text:line-break/>Funções internas<text:line-break/>Reutilização de funções<text:line-break/>Parâmetros obrigatórios e opcionais<text:line-break/>Escopo<text:line-break/>Manipulação de exceções<text:line-break/>Docstrings<text:line-break/>Só use uma variável quando necessário<text:line-break/>Vocabulário<text:line-break/>Desafios<text:line-break/><text:span text:style-name="T3">Capítulo</text:span> 5 Contêineres<text:line-break/>Métodos<text:line-break/>Listas<text:line-break/>Tuplas<text:line-break/>Dicionários<text:line-break/>Contêineres em contêineres<text:line-break/>Vocabulário<text:line-break/>Desafios<text:line-break/><text:span text:style-name="T3">Capítulo</text:span> 6 Manipulação de strings<text:line-break/>Strings com aspas triplas<text:line-break/>Índices<text:line-break/>Strings são imutáveis<text:line-break/>Concatenação<text:line-break/>Multiplicação de strings<text:line-break/>Alteração de letras maiúsculas para minúsculas e vice-versa<text:line-break/>Método format<text:line-break/>Método split<text:line-break/>Método join<text:line-break/>Remoção de espaços<text:line-break/>Método replace<text:line-break/>Busca de um índice<text:line-break/>Palavra-chave in<text:line-break/>Escape de strings<text:line-break/>Nova linha<text:line-break/>Fatiamento<text:line-break/>Vocabulário<text:line-break/>Desafios<text:line-break/><text:span text:style-name="T3">Capítulo</text:span> 7 Loops<text:line-break/>Loops for<text:line-break/>Função range<text:line-break/>Loops while<text:line-break/>Instrução break<text:line-break/>Instrução continue<text:line-break/>Loops aninhados<text:line-break/>Vocabulário<text:line-break/>Desafios<text:line-break/><text:span text:style-name="T3">Capítulo</text:span> 8 Módulos<text:line-break/>Módulos internos importantes<text:line-break/>Importação de outros módulos<text:line-break/>Vocabulário<text:line-break/>Desafios<text:line-break/><text:span text:style-name="T3">Capítulo</text:span> 9 Arquivos<text:line-break/>Gravação em arquivos<text:line-break/>Fechamento automático de arquivos<text:line-break/>Leitura em arquivos<text:line-break/>Arquivos CSV</text:p>
      <text:p text:style-name="P4">Vocabulário<text:line-break/>Desafios<text:line-break/><text:span text:style-name="T3">Capítulo</text:span> 10 Juntando tudo<text:line-break/>Forca<text:line-break/>Desafio<text:line-break/><text:span text:style-name="T3">Capítulo</text:span> 11 Prática<text:line-break/>Leitura<text:line-break/>Outros recursos<text:line-break/>Como obter ajuda </text:p>
      <text:p text:style-name="P4"/>
      <text:p text:style-name="P4"/>
      <text:p text:style-name="P5"><text:span text:style-name="T5">P</text:span>arte II Introdução à programação orientada a objetos</text:p>
      <text:p text:style-name="P2"><text:line-break/><text:span text:style-name="T3">Capítulo</text:span> 12 Paradigmas de programação<text:line-break/>Estado<text:line-break/>Programação procedural<text:line-break/>Programação funcional<text:line-break/>Programação orientada a objetos<text:line-break/>Vocabulário<text:line-break/>Desafios<text:line-break/><text:span text:style-name="T3">Capítulo</text:span> 13 Os quatro pilares da programaçao orientada a objetos<text:line-break/>Encapsulamento<text:line-break/>Abstração<text:line-break/>Polimorfismo<text:line-break/>Herança<text:line-break/>Composição<text:line-break/>Vocabulário<text:line-break/>Desafios<text:line-break/><text:span text:style-name="T3">Capítulo</text:span> 14 Mais programação orientada a objetos<text:line-break/><text:soft-page-break/>Variáveis de classe versus variáveis de instância<text:line-break/>Métodos mágicos<text:line-break/>Palavra-chave is<text:line-break/>Vocabulário<text:line-break/>Desafios<text:line-break/><text:span text:style-name="T3">Capítulo</text:span> 15 Juntando tudo<text:line-break/>Cartas<text:line-break/>Baralho<text:line-break/>Jogador</text:p>
      <text:p text:style-name="P6">Jogo<text:line-break/>Guerra</text:p>
      <text:p text:style-name="P6"/>
      <text:p text:style-name="P6"/>
      <text:p text:style-name="P7"><text:span text:style-name="T6">P</text:span>arte III Introdução às ferramentas de programação</text:p>
      <text:p text:style-name="P2"><text:line-break/><text:span text:style-name="T3">Capítulo</text:span> 16 Bash<text:line-break/>Acompanhamento<text:line-break/>Busca do Bash<text:line-break/>Comandos<text:line-break/>Comandos recentes<text:line-break/>Caminhos relativos versus absolutos<text:line-break/>Navegação<text:line-break/>Flags<text:line-break/>Arquivos ocultos<text:line-break/>Pipes<text:line-break/>Variáveis de ambiente<text:line-break/>Usuários<text:line-break/>Saiba mais<text:line-break/>Vocabulário<text:line-break/>Desafios<text:line-break/><text:span text:style-name="T3">Capítulo</text:span> 17 Expressões regulares<text:line-break/>Preparação<text:line-break/>Busca simples<text:line-break/>Busca no começo e no fim<text:line-break/>Busca de vários caracteres<text:line-break/>Busca de dígitos<text:line-break/>Repetição<text:line-break/>Escape<text:line-break/>Ferramenta de expressão regular<text:line-break/>Vocabulário<text:line-break/>Desafios<text:line-break/><text:span text:style-name="T3">Capítulo</text:span> 18 Gerenciadores de pacotes<text:line-break/>Pacotes<text:line-break/>Gerenciador de pacotes pip<text:line-break/>Ambientes virtuais<text:line-break/>Vocabulário<text:line-break/>Desafio<text:line-break/><text:span text:style-name="T3">Capítulo</text:span> 19 Controle de versões<text:line-break/>Repositórios<text:line-break/>Como começar<text:line-break/>Pushing e pulling<text:line-break/>Exemplo de pushing<text:line-break/>Exemplo de pulling<text:line-break/>Reversão de versões<text:line-break/>diff<text:line-break/>Próximas etapas<text:line-break/>Vocabulário<text:line-break/>Desafios<text:line-break/><text:span text:style-name="T3">Capítulo</text:span> 20 Juntando tudo<text:line-break/>HTML<text:line-break/>Scraping no Google Notícias<text:line-break/>Vocabulário<text:line-break/>Desafio</text:p>
      <text:p text:style-name="P6"/>
      <text:p text:style-name="P6"/>
      <text:p text:style-name="P5"><text:span text:style-name="T6">P</text:span>arte IV Introdução à ciência da computação</text:p>
      <text:p text:style-name="P2"><text:line-break/><text:span text:style-name="T3">Capítulo</text:span> 21 Estruturas de dados<text:line-break/>Estruturas de dados<text:line-break/>Pilhas<text:line-break/>Inversão de uma string com uma pilha<text:line-break/>Filas<text:line-break/>Fila para ingressos<text:line-break/>Vocabulário<text:line-break/>Desafios<text:line-break/><text:span text:style-name="T3">Capítulo</text:span> 22 Algoritmos<text:line-break/>FizzBuzz<text:line-break/>Busca sequencial<text:line-break/>Palíndromo<text:line-break/>Anagrama<text:line-break/>Contagem das ocorrências de caracteres<text:line-break/>Recursão<text:line-break/>Vocabulário<text:line-break/>Desafio</text:p>
      <text:p text:style-name="P6"/>
      <text:p text:style-name="P6"/>
      <text:p text:style-name="P5"><text:span text:style-name="T6">P</text:span>arte V Conseguir um emprego</text:p>
      <text:p text:style-name="P2"><text:line-break/><text:span text:style-name="T3">Capítulo</text:span> 23 Melhores práticas de programação<text:line-break/>Escreva código como último recurso<text:line-break/>DRY<text:line-break/>Ortogonalidade<text:line-break/>Cada dado deve ter apenas uma representação<text:line-break/>As funções devem executar uma única ação<text:line-break/>Se estiver demorando muito, provavelmente você cometeu um erro<text:line-break/>Faça as coisas da melhor maneira na primeira vez<text:line-break/>Siga as convenções<text:line-break/>Use um IDE poderoso<text:line-break/>Logging<text:line-break/>Teste<text:line-break/>Revisões de código<text:line-break/>Segurança<text:line-break/>Vocabulário<text:line-break/><text:span text:style-name="T3">Capítulo</text:span> 24 Seu primeiro emprego em programação<text:line-break/>Escolha um caminho<text:line-break/>Ganhando a experiência inicial<text:line-break/>Como conseguir uma entrevista<text:line-break/>A entrevista<text:line-break/>Atalhos para o sucesso na entrevista<text:line-break/><text:span text:style-name="T3">Capítulo</text:span> 25 Trabalho em equipe<text:line-break/>Domine o básico<text:line-break/>Não pergunte sobre o que puder encontrar no Google<text:line-break/>Alteração de código<text:line-break/>Síndrome do impostor<text:line-break/><text:span text:style-name="T3">Capítulo</text:span> 26 Leitura adicional<text:line-break/>Os clássicos<text:line-break/>Aulas online<text:line-break/>Hacker News<text:line-break/><text:span text:style-name="T3">Capítulo</text:span> 27 Próximas etapas<text:line-break/>Encontre um mentor<text:line-break/>Tente aprofundar-se<text:line-break/>Outros conselh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53cm" fo:margin-right="0.4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08:13:18.777000000</meta:creation-date>
    <dc:date>2024-09-16T10:03:15.453000000</dc:date>
    <meta:editing-duration>PT40M6S</meta:editing-duration>
    <meta:editing-cycles>4</meta:editing-cycles>
    <meta:generator>LibreOffice/24.8.0.3$Windows_X86_64 LibreOffice_project/0bdf1299c94fe897b119f97f3c613e9dca6be583</meta:generator>
    <meta:print-date>2024-09-16T09:51:44.068000000</meta:print-date>
    <meta:document-statistic meta:table-count="0" meta:image-count="0" meta:object-count="0" meta:page-count="2" meta:paragraph-count="14" meta:word-count="621" meta:character-count="4500" meta:non-whitespace-character-count="3887"/>
  </office:meta>
</office:document-meta>
</file>